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813in" fo:margin-left="-0.0813in" fo:margin-right="0.0056in" table:align="margins"/>
    </style:style>
    <style:style style:name="តារាង1.A" style:family="table-column">
      <style:table-column-properties style:column-width="0.7104in" style:rel-column-width="4240*"/>
    </style:style>
    <style:style style:name="តារាង1.B" style:family="table-column">
      <style:table-column-properties style:column-width="1.0417in" style:rel-column-width="6217*"/>
    </style:style>
    <style:style style:name="តារាង1.C" style:family="table-column">
      <style:table-column-properties style:column-width="0.4333in" style:rel-column-width="2586*"/>
    </style:style>
    <style:style style:name="តារាង1.D" style:family="table-column">
      <style:table-column-properties style:column-width="0.9118in" style:rel-column-width="5442*"/>
    </style:style>
    <style:style style:name="តារាង1.E" style:family="table-column">
      <style:table-column-properties style:column-width="0.5903in" style:rel-column-width="3523*"/>
    </style:style>
    <style:style style:name="តារាង1.F" style:family="table-column">
      <style:table-column-properties style:column-width="0.9458in" style:rel-column-width="5645*"/>
    </style:style>
    <style:style style:name="តារាង1.G" style:family="table-column">
      <style:table-column-properties style:column-width="4.1507in" style:rel-column-width="24771*"/>
    </style:style>
    <style:style style:name="តារាង1.H" style:family="table-column">
      <style:table-column-properties style:column-width="1.1208in" style:rel-column-width="6690*"/>
    </style:style>
    <style:style style:name="តារាង1.I" style:family="table-column">
      <style:table-column-properties style:column-width="1.0757in" style:rel-column-width="6421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>
        <style:tab-stops>
          <style:tab-stop style:position="1.4154in"/>
        </style:tab-stops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style:font-name="Khmer OS" fo:background-color="#ffff00" style:font-name-complex="Khmer OS"/>
    </style:style>
    <style:style style:name="T4" style:family="text">
      <style:text-properties style:font-name="Khmer OS" fo:background-color="#ffffff" style:font-name-complex="Khmer OS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្យញ្ជនៈ​ទី ៥ ក្នុង​វគ្គទី ២ ជា​សកដ្ឋាន​នាសិកដ្ឋានជៈ មាន​សំឡេង​កើត​ក្នុង​ឋាន ២ គឺ ពិតាន​និង​ច្រមុះ ។ ញ នេះ ខ្មែរ​ប្រើ​បាន​សំឡេង ២ គឺ ជា​ឃោសៈ​ក៏​បាន ជា​អឃោសៈ​ក៏​បាន ដូច​ជា ញក, ញាតិ, ញៀត ជាដើម ជា​ឃោសៈ; ញ៉ម, ញ៉ាម, ញ៉ាំង, ញ៉េះ, ញ៉ោះ ជាដើម ជា​អឃោសៈ; <text:s/>កញ្ញា, សញ្ញា (--ក័ញ-ញ៉ា, ស័ញ-ញ៉ា) ជាដើម ជា​អឃោសៈ។ កាល​បើ​មាន​អក្សរ​តួ​ដទៃ​រៀង​ពី​ខាង​ដើម ត្រូវ​តែ​តម្រួត​តួ​ឯង​ជា ញ្ញ ខាន​ពុំ​បាន ដូច​ជា កញ្ញា, សញ្ញា, បញ្ញា, វិញ្ញាណ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៥០</text:p>
          </table:table-cell>
          <table:table-cell table:style-name="តារាង1.A2" office:value-type="string">
            <text:p text:style-name="P5">ញ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ាន​ផ្លែ​ប្រើ​ជា​ថ្នាំ​ឬ​ជា​អាហារ ស្លឹក​ក៏​ប្រើ​​ជា​អាហារ​បាន; ញ​មាន​ពីរ​ប្រភេទ​គឺ ញ​ស្រុក មួយ, ញ​ព្រៃ <text:span text:style-name="T1">មួយ; ញ​ព្រៃ​នឹង​ប្រើ​ផ្លែ​ឬ​ស្លឹក​ជា​អាហារ​ពុំ​បាន​ទេ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ស្រុក <text:s text:c="2"/>ញព្រៃ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សណ្ឋាន​ដូច​ផ្លែ ញ ដោះ​ញ, ស្ត្រី​ដោះ​ញ (ប្រើ​ចំពោះ​តែ​ដោះ​ស្រ្តី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៥១</text:p>
          </table:table-cell>
          <table:table-cell table:style-name="តារាង1.A2" office:value-type="string">
            <text:p text:style-name="P5">ញ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ដែល​លយ​ចេញ​ទៅ​ខាង​ក្រៅ : ញក​ភ្នំ, ញក​ផ្ទះ 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៥២</text:p>
          </table:table-cell>
          <table:table-cell table:style-name="តារាង1.A2" office:value-type="string">
            <text:p text:style-name="P5">ញ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នឹង​ពាក្យ​ញី : ញក់​ញី ឬ ញី​ញក់ គឺ​ញី​រឿយ​ៗ, ញី​ហើយ​ញី​ទៀ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ក់ញី​ <text:s/>ញីញក់</text:p>
          </table:table-cell>
        </table:table-row>
        <table:table-row>
          <table:table-cell table:style-name="តារាង1.A2" office:value-type="string">
            <text:p text:style-name="P4">៣៦៥៣</text:p>
          </table:table-cell>
          <table:table-cell table:style-name="តារាង1.A2" office:value-type="string">
            <text:p text:style-name="P5">ញច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ញោច, ទច់: ទៅ​កុំ​ញច់ (ប្រើ​ដោយ​ស្រុក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៥៤</text:p>
          </table:table-cell>
          <table:table-cell table:style-name="តារាង1.A2" office:value-type="string">
            <text:p text:style-name="P5">ញញ័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វិ.</text:p>
          </table:table-cell>
          <table:table-cell table:style-name="តារាង1.D2" office:value-type="string">
            <text:p text:style-name="P7">ដែល​ញ័រ​ទទ្រើក​ដោយ​រងា ឬ ដោយ​ខ្លាច, ដោយ​ជញ្ជួយ : រងា​ញញ័រ; ដើរ​ញញ័រ ។ ញញ័រ​ញញាក់ ដែល​ញ័រ​ញាក់​ទទ្រាក់​ទទ្រើ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ញ័រ​ញញាក់</text:p>
          </table:table-cell>
        </table:table-row>
        <table:table-row>
          <table:table-cell table:style-name="តារាង1.A2" office:value-type="string">
            <text:p text:style-name="P4">៣៦៥៥</text:p>
          </table:table-cell>
          <table:table-cell table:style-name="តារាង1.A2" office:value-type="string">
            <text:p text:style-name="P5">ញញា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ញ័រ​កន្ត្រាក់​រឿយ​ៗ, ញាក់​រឿយ​ៗ ។ ញញាក់​ញញ័រ <text:s/>ដែល​ញ័រ​ញាក់​ទទ្រាក់​ទទ្រើ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ញាក់​ញញ័រ </text:p>
          </table:table-cell>
        </table:table-row>
        <table:table-row>
          <table:table-cell table:style-name="តារាង1.A2" office:value-type="string">
            <text:p text:style-name="P4">៣៦៥៦</text:p>
          </table:table-cell>
          <table:table-cell table:style-name="តារាង1.A2" office:value-type="string">
            <text:p text:style-name="P5">ញញិ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ើម​បិទ​មាត់​មិន​ចេញ​សំឡេង : គាត់​គ្រាន់​តែ​ញញិម ។ ប្រើ​ជា គុ. ក៏​បាន : មុខ​ញញឹម, ស្រស់​ញញឹម <text:s/>។</text:p>
          </table:table-cell>
          <table:table-cell table:style-name="តារាង1.D2" office:value-type="string">
            <text:p text:style-name="P6">ញញឹ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៥៧</text:p>
          </table:table-cell>
          <table:table-cell table:style-name="តារាង1.A2" office:value-type="string">
            <text:p text:style-name="P5">ញញ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ជាមួយ​នឹង​ពាក្យ​ញញ័រ : ញញី​ញញ័រ <text:s/>គឺ​ញ័រ​ទទីទទ័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ញី​ញញ័រ </text:p>
          </table:table-cell>
        </table:table-row>
        <table:table-row>
          <table:table-cell table:style-name="តារាង1.A2" office:value-type="string">
            <text:p text:style-name="P4">៣៦៥៨</text:p>
          </table:table-cell>
          <table:table-cell table:style-name="តារាង1.A2" office:value-type="string">
            <text:p text:style-name="P5">ញញួ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ន្លូង​ក្បាល​ស្វា​តូច​ធ្វើ​ដោយ​ដែក ជា​ប្រដាប់​សម្រាប់​ជាង​ទង, ជាង​ដែក, ជាង​ឈើ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៥៩</text:p>
          </table:table-cell>
          <table:table-cell table:style-name="តារាង1.A2" office:value-type="string">
            <text:p text:style-name="P5">ញញើ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ួញរា, ស្ទាក់​ស្ទើរ, ក្រែង : ខ្ញុំ​មិន​ហ៊ាន​ទៅ​ទេ ដូច​ជា​ញញើត​ណា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០</text:p>
          </table:table-cell>
          <table:table-cell table:style-name="តារាង1.A2" office:value-type="string">
            <text:p text:style-name="P5">ញញើ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សម្រាប់​និយាយ​ផ្សំ​ជាមួយ​នឹង​ពាក្យ​ញញើត : ញញើត​ញញើម គឺ​ញញើត​ដោយ​ច្រើន ចេះ​តែ​ញញើត​ឡើង, សម្ដែង​អាការៈ​ញើប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ញើត​ញញើម​</text:p>
          </table:table-cell>
        </table:table-row>
        <table:table-row>
          <table:table-cell table:style-name="តារាង1.A2" office:value-type="string">
            <text:p text:style-name="P4">៣៦៦១</text:p>
          </table:table-cell>
          <table:table-cell table:style-name="តារាង1.A2" office:value-type="string">
            <text:p text:style-name="P5">ញញែ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នឹង​ពាក្យ​ញញឹម : ញញឹម​ញញែម <text:s/>គឺ​ញញឹម​ព្រាយ​ៗច្រើន​ដង​ក្រឡេក​នាយ​អា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ញឹម​ញញែម </text:p>
          </table:table-cell>
        </table:table-row>
        <table:table-row>
          <table:table-cell table:style-name="តារាង1.A2" office:value-type="string">
            <text:p text:style-name="P4">៣៦៦២</text:p>
          </table:table-cell>
          <table:table-cell table:style-name="តារាង1.A2" office:value-type="string">
            <text:p text:style-name="P5">ញញោ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សម្រាប់​និយាយ​ផ្សំ​ជាមួយ​នឹង​ពាក្យ​ញញាក់ : ញញាក់​ញញោច គឺ​ញាក់​ៗ ញោច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ញាក់​ញញោច</text:p>
          </table:table-cell>
        </table:table-row>
        <table:table-row>
          <table:table-cell table:style-name="តារាង1.A2" office:value-type="string">
            <text:p text:style-name="P4">៣៦៦៣</text:p>
          </table:table-cell>
          <table:table-cell table:style-name="តារាង1.A2" office:value-type="string">
            <text:p text:style-name="P5">ញត្តិ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៉័ត-តិ</text:p>
          </table:table-cell>
          <table:table-cell table:style-name="តារាង1.D2" office:value-type="string">
            <text:p text:style-name="P6">បា.; សំ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ជ្ញាប្តិ) វាចា​ដែល​ភិក្ខុ​រូប​ណា​មួយ​សូត្រ​ប្រកាស​ឲ្យ​ជំនុំ​សង្ឃ​ដឹង គឺ​សម្ដី​ដែល​ភិក្ខុ​សូត្រ​ផ្តៀង​ជំនុំ​សង្ឃ ក្នុង​ការ​ធ្វើ​សង្ឃកម្ម​ដែល​មាន​បង្គាប់​ថា ត្រូវ​ឲ្យ​ផ្តៀង​ជំនុំ​សង្ឃ​ដែល​មក​ប្រជុំ​ក្នុង​ទី​នោះ​ជាមុន ទើប​ធ្វើ​បាន, ដើម្បី​ឲ្យ​ដឹង​ថា សង្ឃកម្ម​នោះ ត្រឹម​ត្រូវ​តាម​វិន័យ​ហើយ ឬ​មាន​ទាស់​ខុស​ដោយ​ហេតុ​ណា​មួយ (ពាក្យ​សម្រាប់​ប្រើ​ក្នុង​វិន័យ​ខាង​ព្រះ​ពុទ្ធ​សាសនា) ។ ញត្តិ-សព្ទ​នេះ​មក​ពី ញា “ដឹង, យល់, ស្គាល់” ផ្សំ​នឹង តិ-បច្ច័យ​ជា ញាតិ, សម្រេច​រូប​មក​ទៀត​ជា <text:s/>ញត្តិ “សម្ដី​ប្រកាស​យោបល់​ឲ្យ​គេ​ដឹង” ។ ប្រើ​ជា​សាធារណៈ​ក៏​បាន, មាន ២ យ៉ាង​គឺ ញត្តិ​ស្រប, ញត្តិ​ជំទាស់ ឬ​ហៅ​ថា ញត្តិ​យល់​ស្រប, ញត្តិ​យល់​ទាស់ វិញ​ក៏​បាន ។ តាម​ទម្លាប់​ពី​បុរាណ​ គេ​តែង​អាន​ពាក្យ ញត្តិ នេះ​ថា ញាត់ ចំពោះ​សង្ឃកម្ម​ផ្សេង​ៗ មាន​ពិធី​បំបួស​កុលបុត្រ​ជា​ភិក្ខុ​និង​កឋិន​ជាដើម ។ : សូត្រ​ញត្តិ​នាគ ឬ ញត្តិ​នាគ <text:s/>(សូត​ញាត់​នាក ឬ ញាត់​នាក) សូត្រ​ញត្តិ​ក្នុង​ពិធី​បំបួស​កុលបុត្រ​ដែល​សន្មត​នាម​ថា​នាគ​ឲ្យ​ទៅ​ជា​ភិក្ខុ; ញត្តិ​កឋិន <text:s/>(ញាត់​កៈឋិន) សូត្រ​ញត្តិ​ក្នុង​កិច្ច​កឋិន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៤</text:p>
          </table:table-cell>
          <table:table-cell table:style-name="តារាង1.A2" office:value-type="string">
            <text:p text:style-name="P5">ញត្តិកម្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៉័ត-តិ-ក័ម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ង្ឃ​កម្ម​ដែល​មាន​តែ​ញត្តិ​មិន​បាច់​មាន​អនុស្សាវនា (ម. ព. សង្ឃ​កម្ម និង អនុស្សាវនា ផង; ព. វិ. ពុ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៥</text:p>
          </table:table-cell>
          <table:table-cell table:style-name="តារាង1.A2" office:value-type="string">
            <text:p text:style-name="P5">ញត្តិចតុត្ថកម្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៉័ត-តិ-ចៈ-តុត-ថៈក័ម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ង្ឃកម្ម​ដែល​មាន កម្ម​វាចា ៣ ដង ជា​គម្រប់ ៤ ដង​នឹង ញត្តិ <text:s/>គឺ​សង្ឃកម្ម​ដែល​ភិក្ខុ​សូត្រ​ញត្តិ​រួច​ហើយ មាន​សូត្រ​ប្រកាស​សេចក្ដី​នោះ បញ្ជាក់ ៣ ដង​ថែម​ទៀត​ដដែល​ៗ សម្រេច​ថា​ជា​ការ​ត្រឹម​ត្រូវ​ពិត​ប្រាកដ​ហើយ (ព. វិ. ពុ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៦</text:p>
          </table:table-cell>
          <table:table-cell table:style-name="តារាង1.A2" office:value-type="string">
            <text:p text:style-name="P5">ញត្តិទុតិយកម្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៉័ត-តិ-ទុតិយ៉ៈ ក័ម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ង្ឃកម្ម​ដែល​មាន កម្មវាចា ១ លើក ជា​គម្រប់​២​លើក​នឹង ញត្តិ​ គឺ​សង្ឃកម្ម​ដែល​មាន ញត្តិ ១​លើក កម្មវាចា ១​លើក ។ ព. វិ. ពុ.។ (ម. ព. ញត្តិ និង អនុស្សាវនា និង<text:span text:style-name="T1"> សង្ឃកម្ម ផង)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៧</text:p>
          </table:table-cell>
          <table:table-cell table:style-name="តារាង1.A2" office:value-type="string">
            <text:p text:style-name="P5">ញ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ខ្ទុត (ព. អា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៨</text:p>
          </table:table-cell>
          <table:table-cell table:style-name="តារាង1.A2" office:value-type="string">
            <text:p text:style-name="P5">ញប​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សន្សឹម​ៗ ព្រួញ​ខ្លួន​ដោយ​ខ្លាច ដោយ​ញញើត : ដើរ​ញប​ៗ (ម. ព. ញើប​ៗ 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៦៩</text:p>
          </table:table-cell>
          <table:table-cell table:style-name="តារាង1.A2" office:value-type="string">
            <text:p text:style-name="P5">ញ៉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ល., ស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ញ៉ម; យ៉ម <text:s/>“ព្រម, យល់​តាម”) ព្រម​ទទួល​ចាញ់, ចុះ​ចាញ់, បាក់​បប ថា​លែង​ហ៊ាន​ទៀត : មិន​ស៊ូ​ញ៉ម, ទទួល​ញ៉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០</text:p>
          </table:table-cell>
          <table:table-cell table:style-name="តារាង1.A2" office:value-type="string">
            <text:p text:style-name="P5">ញ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 ជា កិ. វិ.</text:p>
          </table:table-cell>
          <table:table-cell table:style-name="តារាង1.D2" office:value-type="string">
            <text:p text:style-name="P7">រឿយ​ៗ : សុំ​ញយ, ទៅ​ញយ​ៗ ។ ញយ​ដង <text:s/>ច្រើន​ដង, ញឹក​ញ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១</text:p>
          </table:table-cell>
          <table:table-cell table:style-name="តារាង1.A2" office:value-type="string">
            <text:p text:style-name="P5">ញ័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កម្រើក​ទទាក់, កម្រើក​រន្ថាន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២</text:p>
          </table:table-cell>
          <table:table-cell table:style-name="តារាង1.A2" office:value-type="string">
            <text:p text:style-name="P5">ញល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ុញ, រុក, ទល់​បន្ថើរ, ស្រាល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៣</text:p>
          </table:table-cell>
          <table:table-cell table:style-name="តារាង1.A2" office:value-type="string">
            <text:p text:style-name="P5">ញា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ទាញ​កន្ត្រាក់​បំបែរ : ញាក់​គោ (ម. ព. ត្រឹក) ។ ព. ប្រ. បំបែរ​ឲ្យ​ងាក​តាម, នាំ​ឲ្យ​តាម : មនុស្ស​នុ៎ះ​ល្ងង់​ណាស់ តាម​តែ​អ្នក​ណា​ញាក់​ឲ្យ​ទៅ​ខាង​ណា ក៏​ចេះ​តែ​បាន ។ កម្រើក​ទទាក់, ញ័រ​ទទាក់ : សរសៃ​ញាក់ ឬ ញាក់​សរសៃ ។ ធ្វើ​ឲ្យ​កម្រើក​ឃ្ញើច, ញោច​ឡើង : ញាក់​ចិញ្ចើម, ញាក់​មុខ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៤</text:p>
          </table:table-cell>
          <table:table-cell table:style-name="តារាង1.A2" office:value-type="string">
            <text:p text:style-name="P5">ញ៉ា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យ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ខ្លាច, ញញើត, ញ៉ម​ចុះ​ចាញ់ : វា​ញ៉ាក​គេ​ហើយ មិន​ហ៊ាន​ចូល​មក​ទៀត​ទេ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៥</text:p>
          </table:table-cell>
          <table:table-cell table:style-name="តារាង1.A2" office:value-type="string">
            <text:p text:style-name="P5">ញ៉ាច់ !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ប៉ាច់; ពាក្យ​បន្លឺ​ដោយ​ភ្ញាក់​ភ្លាត់​មាត់, ជ្រលួស​មាត់ (ព. អា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៦</text:p>
          </table:table-cell>
          <table:table-cell table:style-name="តារាង1.A2" office:value-type="string">
            <text:p text:style-name="P5">ញាណ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ាន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ជ្ញាន) សេចក្ដី​ដឹង, ប្រាជ្ញា... ទ្រង់​ញាណ <text:s/>(ព្រះ​ពុទ្ធ) ទ្រង់​ជ្រាប​ច្បាស់​នូវ​កិច្ច​ការ​អាថ៌​កំបាំង​ជ្រាល​ជ្រៅ​ផ្សេង​ៗ ដោយ​ព្រះ​ប្រាជ្ញា; គេ​តែង​ប្រើ​ពាក្យ ទ្រង់​ញាណ នេះ ក្នុង​ការ​ស្ដី​បន្ទោស​គ្នីគ្នា​ថា : គ្មាន​នរណា​ទ្រង់​ញាណ​ដូច​ព្រះ​ទេ, បើ​ខ្លួន​មិន​ប្រាប់​ធ្វើ​ម្ដេច​ឲ្យ​គេ​ដឹង​ផង​បាន ? បើ​ប្រើ​រៀង​ភ្ជាប់​ពី​ខាង​ដើម​សព្ទ​ដទៃ អ. ថ. ញាណៈ ដូច​ជា ញាណ​កោសល (--កោសល់) ឋានន្តរ​ស័ក្តិ​ទី​រាជាគណៈ​សម្រាប់​ចត្វា​ក្នុង​ប្រទេស​កម្ពុជា ។ ញាណ​ទស្សន ឬ ញាណ​ទស្សនៈ (--ទ័ស-សៈ-ន៉ៈ; បា. ញាណ​ទស្សន; សំ. ជ្ញាន​ទស៌ន) ប្រាជ្ញា​ដែល​ដឹង ដែល​ឃើញ​នូវ​សេចក្ដី​ពិត ដូច​ឃើញ​ច្បាស់​នូវ​សេចក្ដី​មិន​ទៀង​នៃ​រូប​កាយ​ជាដើម; បច្ចវេក្ខណញ្ញាណ គឺ​ប្រាជ្ញា​សម្រាប់​ពិចារណា​នូវ​សង្ខា...។ ញាណប្បភាស (ញា-ណ័ប-ប៉ៈ-ភាស; <text:s/>បា.; សំ. ជ្ញានប្រភាស) ពន្លឺ​នៃ​សេចក្ដី​ដឹង គឺ​ការ​យល់​ភ្លឺ​ឆ្លុះ​ព្រោង​មិន​ទើស​គំនិត ។ ញាណ​លក្ខណ ឬ ញាណ​លក្ខណៈ (--ល័ក-ខៈណៈ; បា. ញាណ​លក្ខណ, សំ. ជ្ញាន​លក្សណ) លក្ខណៈ​នៃ​ញាណ គឺ​គ្រឿង​សម្គាល់​របស់​សេចក្ដី​ដឹង, ភ័ស្តុតាង​ដែល​សម្ដែង​ឲ្យ​ដឹង​នូវ​ហេតុ​ការណ៍​អំពី​មុន...។ ញាណ​វង្ស (--វង់) ឋានន្តរ​ជា​សមណ​ស័ក្តិ​ទី​រាជា​គណៈ​សម្រាប់​ត្រី ក្នុង​ប្រទេស​កម្ពុជា ។ ញាណ​វិប្បយុត្ត (--វិប-ប៉ៈយុត; បា.; សំ. ជ្ញាន​វិប្រយុក្ត) ដែល​ប្រាស​ចាក​សេចក្ដី​ដឹង; ចិត្ត​ដែល​មាន​តែ​ជំនឿ​ឥត​សេចក្ដី​ដឹង​ការ​ខុស​ឬ​ត្រូវ​ឡើយ : ធ្វើ​បុណ្យ​ដោយ​ញាណ​វិប្បយុត <text:s/>គឺ​ធ្វើ​បុណ្យ​កុសល​ណា​មួយ​ដោយ​ជឿ​ជាក់​ថា​បាន​បុណ្យ ប៉ុន្តែ​ឥត​មាន​សេចក្ដី​ដឹង​អ្វី​ប្លែក​ជាង​ជំនឿ​នោះ​ឡើយ; កិច្ច​ការ​អ្វី​ៗ​ដែល​អ្នក​ធ្វើ​ៗ​តាម​តែ​បង្គាប់​គេ ឥត​មាន​យល់​ជាក់​ខ្លួន​ឯង​សោះ ក៏​ហៅ​ថា ធ្វើ​ដោយ​ញាណវិប្បយុត្ត ដែរ។ ពាក្យ​ផ្ទុយ : ញាណ​សម្បយុត្ត ។ ញាណ​សម្បយុត្ត (--ស័ម-ប៉ៈ-យុត; បា.; សំ. ជ្ញាន​សំប្រយុក្ត) ដែល​ប្រកប​ដោយ​សេចក្ដី​ដឹង; ចិត្ត​ដែល​ប្រកប​ដោយ​ប្រាជ្ញា គឺ​ចិត្ត​ដែល​មាន​ជំនឿ​ព្រម​ទាំង​ប្រាជ្ញា​ក៏​មាន​ផង : ធ្វើ​បុណ្យ​ដោយ​ញាណសម្បយុត្ត; គឺ​កិច្ច​ការ​អ្វី​ៗ​ដែល​គេ​ធ្វើ​ដោយ​ការ​យល់​ជាក់​ខ្លួន​ឯង ក៏​ហៅ​ថា ធ្វើ​ដោយ​ញាណ​សម្បយុត្ត ដែរ។ ពាក្យ​ផ្ទុយ ញាណ​វិប្បយុត្ត ។ ញាណ​សម្ភារ (--សំភា) ការ​សន្សំ​ប្រមូល, រួប​រួម​សេចក្ដី​ដឹង​ទុក​ឲ្យ​មាន​ច្រើន ។ ញាណសាស្ត្រ (--សាស្រ្តៈ ឬ --សាស; បា. ញាណ + សត្ថ; សំ. ជ្ញាន​សាស្ត្រ) ក្បួន​សម្រាប់​ទាយ, ក្បួន​ព្យាករណ៍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៧</text:p>
          </table:table-cell>
          <table:table-cell table:style-name="តារាង1.A2" office:value-type="string">
            <text:p text:style-name="P5">ញាណ --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ើល​ក្នុង​ពាក្យ <text:s/>ញាណ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៨</text:p>
          </table:table-cell>
          <table:table-cell table:style-name="តារាង1.A2" office:value-type="string">
            <text:p text:style-name="P5">ញាណ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 ឬ គុ.</text:p>
          </table:table-cell>
          <table:table-cell table:style-name="តារាង1.D2" office:value-type="string">
            <text:p text:style-name="P7">(ជ្ញានិន៑) អ្នក​មាន​សេចក្ដី​ដឹង, អ្នក​ឈ្លាសវៃ, ដែល​មាន​ប្រាជ្ញា​វាងវៃ (អ្នក​ប្រាជ្ញ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៧៩</text:p>
          </table:table-cell>
          <table:table-cell table:style-name="តារាង1.A2" office:value-type="string">
            <text:p text:style-name="P5">ញាត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្រក​ដោយ​រុក, ដោយ​ត្រសុក​សង្កត់​ឲ្យ​តឹង​ឲ្យ​ណែន : ញាត់​ផ្អក​ក្នុង​ក្រឡ, ញាត់​កម្ទេច​ក្រដាស​ក្នុង​បាវ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០</text:p>
          </table:table-cell>
          <table:table-cell table:style-name="តារាង1.A2" office:value-type="string">
            <text:p text:style-name="P5">ញាតក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ាតៈកា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ជ្ញាតកា) ពួក​ញាតិ (ម. ព. ញាតិ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១</text:p>
          </table:table-cell>
          <table:table-cell table:style-name="តារាង1.A2" office:value-type="string">
            <text:p text:style-name="P5">ញាត​ស្បា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ញៀត​ស្បាត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២</text:p>
          </table:table-cell>
          <table:table-cell table:style-name="តារាង1.A2" office:value-type="string">
            <text:p text:style-name="P5">ញាត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ញាតុ &gt; ញាតា; ជ្ញាតា) អ្នក​ដឹង (អ្នក​ប្រាជ្ញ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៣</text:p>
          </table:table-cell>
          <table:table-cell table:style-name="តារាង1.A2" office:value-type="string">
            <text:p text:style-name="P5">ញាតិ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ាត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ជ្ញាតិ) អ្នក​ដែល​រួម​ខ្សែ​លោហិត​នឹង​គ្នា​ខាង​មាតា​ឬ​បិតា; ដែល​ហៅ​ថា ញាតិ ៧ សន្ដាន ឬ ញាតិ ៧ ជួរ នោះ តាម​ន័យ​ក្នុង​គម្ពីរ​ពុទ្ធ​សាសនា លោក​ឲ្យ​រាប់​ថ្នាក់​ខាង​លើ ៣ ជាន់ គឺ​ថ្នាក់​មាតា​បិតា ១, ថ្នាក់​ជីដូន​ជីតា ១, ថ្នាក់​យាយ​ទួត​តាទួត ១; ថ្នាក់​ខាង​ក្រោម​ខ្លួន ៣ ជាន់​ទៀត គឺ​ថ្នាក់​កូន ១, ថ្នាក់​ចៅ ១, ថ្នាក់​ចៅ​ទួត ១ រួម​ជា ៦ ថ្នាក់, ជា ៧ ថ្នាក់​នឹង​ខ្លួន​យើង; មនុស្ស​ទាំង​ប៉ុណ្ណេះ​ហៅ​ថា ញាតិ ៧ សន្ដាន ។ តាម​ន័យ​ក្នុង​ច្បាប់​ក្រម​រដ្ឋប្បវេណី​ខ្មែរ​ឲ្យ​រាប់​ដូច្នេះ​ថា អ្នក​ដែល​កើត​ចេញ​មក​ពី​គោត្រ​តែ​មួយ ហៅ​ថា ញាតិ; <text:s/>មាន ២ ពួក គឺ ញាតិ​ជួរ​ខ្សែ​ផ្ទាល់ <text:s/>មួយ​ពួក, សាខា​ញាតិ <text:s/>មួយ​ពួក; ញាតិ​ជួរ​ខ្សែ​ផ្ទាល់​នោះ គឺ​អ្នក​ដែល​កើត​គ្នា​ត​ពី ១ ទៅ ១ តាម​លំដាប់ គឺ​ឪពុក, កូន, ចៅ, ចៅ​ទួត, ។ល។ រហូត​ដល់​ជាន់​ទី ៧, ញាតិ​ជួរ​នេះ​តាម​តែ​ថ្នាក់​ណា​នឹង​ថ្នាក់​ណា​ក៏​ដោយ​ ច្បាប់​ហាម​មិន​ឲ្យ​យក​គ្នា​ជា​ប្ដី​ប្រពន្ធ​ឡើយ; ឯ​សាខា​ញាតិ​នោះ​ គឺ​អ្នក​ដែល​កើត​ចេញ​ពី​គោត្រ​ជា​មួយ​គ្នា​ដែរ តែ​បែក​ទៅ​ជា​មែក​ដទៃ ដូច​យ៉ាង​បង​ប្អូន​បង្កើត, មា​មីង​និង​ក្មួយ, បង​ប្អូន​ជីដូន​មួយ ជីទួត​មួយ​ចុះ​រៀង​ទៅ; ញាតិ​ទាំង​ពីរ​ខាង​នេះ ច្បាប់​ឲ្យ​យក​គ្នា​ជា​ប្ដី​ប្រពន្ធ​បាន ពី​ត្រឹម​ថ្នាក់​ទី ៤ គឺ​ពី​ត្រឹម​បង​ប្អូន​ជីដូន​មួយ​ចុះ​រៀង​ទៅ ។ សព្ទ​នេះ បើ​រៀង​ភ្ជាប់​ពី​ខាង​ដើម​សព្ទ​ដទៃ​ទៀត អ. ថ. ញា-តិ ដូច​ជា ញាតិកម្ម (--ក័ម; បា.; សំ. ជ្ញាតិកម៌ន៑) កិច្ច​ការ, មុខ​ការ​របស់​ញាតិ ។ ញាតិ​កិច្ច (--កិច; បា.; សំ. ជា្ញតិក្ឫត្យ) ការ​រវល់​របស់​ញាតិ ។ ញាតិគារវៈ (--គារៈវៈ; បា. ញាតិគារវ; សំ. ជា្ញតិ​គៅរវ) សេចក្ដី​គោរព​ចំពោះ​ញាតិ គឺ​សេចក្ដី​យក​ចិត្ត​ទុក​ដាក់ គួរ​សម, ឱន​លំទោន, កោត​ខ្លាច​ញាតិ​តាម​ជាន់ តាម​ថ្នាក់ ។ ញាតិ​ដោយ​សារ (ញាត​ដោយសា) ម. ព. ញាតិពន្ធ ឬ ញាតិ​ដោយ​ពន្ធ <text:s/>។ ញាតិ​ទាយាទ (ញា-តិ-ទាយាត) ទ្រព្យ​សម្បាច់​របស់​ញាតិ; អ្នក​ដែល​ត្រូវ​ទទួល​ទ្រព្យ​សម្បាច់​របស់​ញាតិ; កូន​ប្រុស​ស្រី​របស់​ញាតិ ។ ញាតិ​ធម៌ (ញា-តិ--) ធម៌​របស់​ញាតិ; សេចក្ដី​សង្គ្រោះ​ដល់​ញាតិ : អ្នក​ដែល​បាន​ធ្វើ​បុណ្យ​ឧទ្ទិស​ផល ជូន​ដល់​បុព្វបុរស​ទាំងឡាយ​ឈ្មោះ​ថា​បាន​បំពេញ​ញាតិ​ធម៌​ដ៏​សម​គួរ​ហើយ ។ ញាតិ​ធីតា (--ធីដា; បា. ញាតិធីតុ &gt; ញាតិ​ធីតា; សំ. ជ្ញាតិទុហិត្ឫ) កូន​ស្រី​របស់​ញាតិ ។ ញាតិបុត្ត ឬ ញាតិ​បុត្រ (--បុត; បា. ញាតិ​បុត្ត; សំ. ជា្ញតិ​បុត្រ) កូន​ប្រុស​របស់​ញាតិ ។ ញាតិ​ប្រេត <text:s/>(--ប្រែត; បា. ញាតិ​បេត, ញាតិប្បេត: <text:s/>សំ. ជ្ញាតិប្រេត) ប្រេត​ដែល​ជា​ញាតិ; ញាតិ​ដែល​ចែក​ឋាន ទៅ​កាន់​បរលោក​ហើយ : ឧទ្ទិស​ចំណែក​បុណ្យ​ជូន​ទៅ​ញាតិ​ប្រេត ។ ញាតិពន្ធ ឬ ញាតិ​ដោយ​ពន្ធ (ញាត-ពន់; បា. ញាតិ + ពន្ធ) ជន​ដែល​គេ​រាប់​ថា​ជា​ញាតិ ដោយ​ជាប់​ទាក់ទង​គន្លង​គ្នា គឺ​ញាតិ​ដោយសារ​ដូច​យ៉ាង ម្ដាយ​ក្មេក, ឪពុក​ក្មេក, កូន​ប្រសា, មា​មីង​ក្មេក, បង​ថ្លៃ, ប្អូន​ថ្លៃ (ខាងប្ដី ឬ ខាង​ប្រពន្ធ) ។ល។ ញាតិពលី (--ពៈលី; បា. --ពលី; សំ. ជ្ញាតិ--) ពលី​ការ​ដែល​គេ​ធ្វើ​ដល់​ញាតិ, ការ​សង្គ្រោះ​ញាតិ (ម. ព. ពលី, ពលី​ការ ផង) ។ ញាតិភេទ ឬ ញាតិសម្ភេទ (--ភេត ឬ --សំភេត) ការ​បែក​បាក់​នៃ​ញាតិ, ដំណើរ​បែក​ខ្ញែក​ចាក​ញាតិ ។ ញាតិវង្ស (--វង់) តំណ​នៃ​ញាតិ, ពួក​ញាតិ (ប្រើ​ជា ញាតិវង្សា, ញាតិពង្ស, ញាតិ​ពង្សា ក៏​មាន) ។ ញាតិ​វង្សានុវង្ស (--វង់-សា-នុ-វង់) តំណ​នៃ​ញាតិ​ដែល​ជាប់​ត​វង្ស​ត្រកូល​គ្នា​ជា​លំដាប់​លំដោយ​មក ។ ញាតិវិវាទ (--វិវាត) សេចក្ដី​ទាស់ទែង​នៃ​ញាតិ, ជម្លោះ​នៃ​ពួក​ញាតិ ។ ពាក្យ​ផ្ទុយ ញាតិ​សាមគ្គី ។ ញាតិ​សង្គហៈ ឬ ញាតិ​សង្គ្រោះ (--សង់គៈ ហៈ ឬ –សង់​គ្រោះ) ការ​ទំនុក​បម្រុង​ដល់​ញាតិ, ការ​ជួយ​ដោះ​ទុក្ខ​ធុរៈ​ញាតិ ។ ញាតិ​សន្ដាន (ញាត-សណ្ដាន; បា. ញាតិ + សន្ដាន; សំ. ជ្ញាតិ + សន្ដាន) តំណ​ឬ​វង្ស​នៃ​ញាតិ; ត្រកូល​ដែល​ជាប់​ជា​ញាតិ (ម. ព. ញាតិ និង សន្ដាន <text:s/>ផង) ។ ញាតិ​សាមគ្គី <text:s/>(ញា-តិ​សាម៉័ក-គី) សេចក្ដី​ព្រម​ព្រៀង​របស់​ញាតិ។ ពាក្យ​ផ្ទុយ ញាតិ​វិវាទ ។ ញាតិ​សាលោហិត <text:s/>(ញា-តិ-- ឬ ញាតសា-លោ-ហិត; បា.; សំ. ជា្ញតិ + ស្វលោហិត) ញាតិ​ដែល​ជាប់​ខ្សែ​លោហិត​ជាមួយ​គ្នា ... (ម. ព. សាលោហិត <text:s/>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៤</text:p>
          </table:table-cell>
          <table:table-cell table:style-name="តារាង1.A2" office:value-type="string">
            <text:p text:style-name="P5">ញាតិ --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ើល​ក្នុង​ពាក្យ ញាតិ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៥</text:p>
          </table:table-cell>
          <table:table-cell table:style-name="តារាង1.A2" office:value-type="string">
            <text:p text:style-name="P5">ញា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បន្ទាន់​ៗ ញឹក​ៗ, រន្ថាន់ : ដើរ​ជាប់​ជើង, និយាយ​ញាប់; ដំណើរ​ញាប់, សម្ដី​ញាប់, ។ ពាក្យ​ផ្ទុយ រង្វើល, យាង​យាវ, មួយ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៦</text:p>
          </table:table-cell>
          <table:table-cell table:style-name="តារាង1.A2" office:value-type="string">
            <text:p text:style-name="P5">ញ៉ា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ំបូល​ដែល​បន្សាប​ត​ពី​សំយាប​ផ្ទះ​ឬ​រោង​មក : ត​ញ៉ាប​ផ្ទះ, ត​ញ៉ាប​រោ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៧</text:p>
          </table:table-cell>
          <table:table-cell table:style-name="តារាង1.A2" office:value-type="string">
            <text:p text:style-name="P5">ញ៉ា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ជាប់​ចិត្ត, ញៀន​ចិត្ត : ធ្លាប់​បាន​ស៊ី​ឆ្ងាញ់​ម្ដង​ហើយ វា​ចេះ​តែ​ញ៉ាម​ត​ទៅ​ទៀត ។ ពាក្យ​ផ្ទុយ <text:s/>ទ្រាន់, ណាយ​ចិត្ត, រាង​ចា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៨</text:p>
          </table:table-cell>
          <table:table-cell table:style-name="តារាង1.A2" office:value-type="string">
            <text:p text:style-name="P5">ញាស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កើត​ចេញ​ពី​ស៊ុត (ពី​ពង); និយាយ​ចំពោះ​តែ​សត្វ​ដែល​ជា​អណ្ឌជៈ : កូន​មាន់​ទើប​នឹង​ញាស់ ។ ព. ប្រ. តាំង​ពី​វា​ញាស់​ឡើង <text:s/>តាំង​ពី​វា​កើត​ម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៨៩</text:p>
          </table:table-cell>
          <table:table-cell table:style-name="តារាង1.A2" office:value-type="string">
            <text:p text:style-name="P5">ញ៉ិកញ៉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ដែល​ង៉ិកង៉ក់ រម៉េះរម៉ោះ ដោយ​អាការ​មាយា (ច្រើន​និយាយ​ចំពោះ​តែ​ស្ត្រី ឬ​កូន​ក្មេង) : ដើរ​ញ៉ិកញ៉ក់; ដំណើរ​ញ៉ិកញ៉ក់, ឫក​ញ៉ិកញ៉ក់ <text:s/>(ម. ព. ញ៉ាំញ៉ើ <text:s/>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០</text:p>
          </table:table-cell>
          <table:table-cell table:style-name="តារាង1.A2" office:value-type="string">
            <text:p text:style-name="P5">ញ៉ិញញ៉ុ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ច្រិម​ច្រុម; តិញតុញ : ដើរ​ញ៉ិញញ៉ុញ; ដំណើរ​ញ៉ិញញ៉ុ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១</text:p>
          </table:table-cell>
          <table:table-cell table:style-name="តារាង1.A2" office:value-type="string">
            <text:p text:style-name="P5">ញ៉ិ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ៅ​ដោះ; ពាក្យ​ទំយើ​នឹង​កូន​ក្មេង; ដូច​គ្នា​នឹង​ពាក្យ <text:s/>បឹម, ម៉ឹម, អាំ <text:s/>ដែរ ។</text:p>
          </table:table-cell>
          <table:table-cell table:style-name="តារាង1.D2" office:value-type="string">
            <text:p text:style-name="P6">ញ៉ឹម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២</text:p>
          </table:table-cell>
          <table:table-cell table:style-name="តារាង1.A2" office:value-type="string">
            <text:p text:style-name="P5">ញ៉ិ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ដែល​ទៅ​ដោយ​រហ័ស (ប្រើ​ចំពោះ​តែ​សត្វ​តូច​ៗ ដែល​ស្ទុះ) : ស្ទុះ​ញ៉ិល ។ ដែល​ជ្រួតជ្រាប​យ៉ាង​រហ័ស (ប្រើ​ចំពោះ​តែ​រស​ជាតិ​ដែល​ហឹរ) : ហឹរ​ញ៉ិល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៣</text:p>
          </table:table-cell>
          <table:table-cell table:style-name="តារាង1.A2" office:value-type="string">
            <text:p text:style-name="P5">ញី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ឈ្លី​របស់​ល្អិត​ៗ ឬ​របស់​ដែល​មាន​សាច់​ទន់ : ញី​ម្សៅ, ញី​សំពត់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ភេទ​ជា​ស្រី; ប្រើ​ចំពោះ​តែ​សត្វ​តិរច្ឆាននិង​ឈើ​ខ្លះ : <text:span text:style-name="T5">គោ​ញី; ត្នោត​ញី ។ ព. ផ្ទ. ឈ្មោល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៤</text:p>
          </table:table-cell>
          <table:table-cell table:style-name="តារាង1.A2" office:value-type="string">
            <text:p text:style-name="P5">ញីញញូ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ញញើត​ញញើម, ស្ទាក់​ស្ទើ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៥</text:p>
          </table:table-cell>
          <table:table-cell table:style-name="តារាង1.A2" office:value-type="string">
            <text:p text:style-name="P5">ញឹ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ដែល​មិន​រង្វើល, ជិត​ៗ​គ្នា : ស្ទូង​ញឹក, ក្រឡា​ញឹក,សរសេរ​អក្សរ​ញឹក​គ្មាន​ឃ្ល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៦</text:p>
          </table:table-cell>
          <table:table-cell table:style-name="តារាង1.A2" office:value-type="string">
            <text:p text:style-name="P5">ញឹក​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រឿយ​ៗ : មក​ញឹក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៧</text:p>
          </table:table-cell>
          <table:table-cell table:style-name="តារាង1.A2" office:value-type="string">
            <text:p text:style-name="P5">ញ៉ឹ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ាប់​ច្បិច​យួរ​ឡើង : ញ៉ឹង​ត្រចៀក​ឆ្ម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៨</text:p>
          </table:table-cell>
          <table:table-cell table:style-name="តារាង1.A2" office:value-type="string">
            <text:p text:style-name="P5">ញឹ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្រាក, អន់, ជិន, (ច្រើន​ប្រើ​តែ​នឹង​ពាក្យ​បដិសេធន៍​ថា មិន) <text:span text:style-name="T4">:</text:span> ក្មេង​នេះ​ខិល​ពេក ខ្ញុំ​ស្ដី​ឲ្យ​វា​ណាស់​ដែរ តែ​វា​មិន​ញឹន​ស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៦៩៩</text:p>
          </table:table-cell>
          <table:table-cell table:style-name="តារាង1.A2" office:value-type="string">
            <text:p text:style-name="P5">ញ៉ឹ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ញ៉ិម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០</text:p>
          </table:table-cell>
          <table:table-cell table:style-name="តារាង1.A2" office:value-type="string">
            <text:p text:style-name="P5">ញ៉ុ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្រុញ : ញ៉ុញ​គំនិ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១</text:p>
          </table:table-cell>
          <table:table-cell table:style-name="តារាង1.A2" office:value-type="string">
            <text:p text:style-name="P5">ញ៉ុម​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ញំ​ៗ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២</text:p>
          </table:table-cell>
          <table:table-cell table:style-name="តារាង1.A2" office:value-type="string">
            <text:p text:style-name="P5">ញុ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និយាយ​ចាក់​រុក​នាំ​អុច​អាល ឲ្យ​រឹតតែ​ខឹង ឲ្យ​រឹតតែ​ក្ដៅ​ឡើង : ញុះ​ឲ្យ​បែក​សាមគ្គ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៣</text:p>
          </table:table-cell>
          <table:table-cell table:style-name="តារាង1.A2" office:value-type="string">
            <text:p text:style-name="P5">ញុះញង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ញុះ​ញយ​ៗ​គឺ​និយាយ​ចាក់​រុក​នាំ​អុច​អាល​ឲ្យ​អ្នក​ដទៃ​ធ្វើ​ការ​អ្វី​ៗ​ដែល​មិន​គប្បី, ឲ្យ​ឈ្លោះ​ឲ្យ​​ទាស់ទែង​គ្នា, ឲ្យ​បាក់​បែក​គ្នា : កុំ​និយាយ​ញុះញង់​ឲ្យ​កើត​មាន​សាមគ្គី​ភេទ, គេ​នៅ​សុខ​ៗ វា​មក​ញុះញង់​ឲ្យ​បែក​គ្ន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៤</text:p>
          </table:table-cell>
          <table:table-cell table:style-name="តារាង1.A2" office:value-type="string">
            <text:p text:style-name="P5">ញូញ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អ៊ូញ, ព្រមឹក; សម្រាប់​និយាយ​ផ្សំ​ជា​មួយ​នឹង​ពាក្យ <text:s/>ខ្មៅ : ខ្មៅ​ញូ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ខ្មៅ​ញូញ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ួញរា, ស្ញូញ, ទ្រាន់​ចិត្ត (មិន​សូវ​ប្រើ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៥</text:p>
          </table:table-cell>
          <table:table-cell table:style-name="តារាង1.A2" office:value-type="string">
            <text:p text:style-name="P5">ញ៉ូញញ៉ា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ទូញទាញ, ស្ទើរ​បិទ​ស្ទើរ​ហើប (និយាយ​ចំពោះ​តែ​មាត់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៦</text:p>
          </table:table-cell>
          <table:table-cell table:style-name="តារាង1.A2" office:value-type="string">
            <text:p text:style-name="P5">ញ៉ើ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្អុយ, សូន្យ (ពាក្យ​ប្រើ​ក្នុង​ល្បែង​ផ្សេង​ៗ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៧</text:p>
          </table:table-cell>
          <table:table-cell table:style-name="តារាង1.A2" office:value-type="string">
            <text:p text:style-name="P5">ញើ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ា​ថយ, ថយ​ក្រញា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៨</text:p>
          </table:table-cell>
          <table:table-cell table:style-name="តារាង1.A2" office:value-type="string">
            <text:p text:style-name="P5">ញើប​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8">សន្សឹម​ៗ, ទ្រើប​ៗ, លប​ៗ, អើត​ខ្លួន​ដើរ​យឺត​ៗ : ដើរ​ញើប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០៩</text:p>
          </table:table-cell>
          <table:table-cell table:style-name="តារាង1.A2" office:value-type="string">
            <text:p text:style-name="P5">ញើស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ញ្ចេញ​សំបោរ​ពី​ច្រមុះ : ញើស​សំបោរ, សំបោរ​ខាប់​ញើស​មិន​ចេ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ាការៈ​រាវ (ធាតុ​ទឹក) ដែល​ចេញ​ពី​ខ្លួន​តាម​រន្ធ​រោម​ដោយ​ចំហាយ : ខំ​ដើរ​ទាល់​តែ​បែក​ញើ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០</text:p>
          </table:table-cell>
          <table:table-cell table:style-name="តារាង1.A2" office:value-type="string">
            <text:p text:style-name="P5">ញៀ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ាប់​ស្លឹក​ត្រចៀក​អង្រង់ (ពាក្យ​ក្នុង​ល្បែង​លេង​បិទ​ពួន) : លេង​ឈ្នះ​បាន​ញៀច​ពួក​វា​ហើ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១</text:p>
          </table:table-cell>
          <table:table-cell table:style-name="តារាង1.A2" office:value-type="string">
            <text:p text:style-name="P5">ញៀ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ៀត​ញាត់​ក្នុង​កន្លៀ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២</text:p>
          </table:table-cell>
          <table:table-cell table:style-name="តារាង1.A2" office:value-type="string">
            <text:p text:style-name="P5">ញៀតស្បា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ញឹក​ជ្រៀត​ជុក​ជិត​ដោយ​ស្មៅ​ឬ​ស្បូវ​និង​ឈើ​តូច​ៗ : ព្រៃ​ញៀត​ស្បាត ។ ហៅ​ថា ញៀត​​ញឹក ក៏​បាន; ចួន​ណា​ហៅ​ត្រឹម​តែ ញៀត <text:s/>ក៏​បាន : ព្រៃ​នុ៎ះ​ញៀត​ក្រាស់​ណាស់ ។ ប្រើ​ជា <text:s/>ន. ក៏​មាន : ទី​នោះ​មាន​សុទ្ធ​តែ​ញៀត​ស្បាត​មិន​អាច​ចូល​ទៅ​បាន​ដោយ​ងាយ​ទេ ។ អ្នក​ស្រុក​ខ្លះ​និយាយ​ថា ញាត​ស្បាត <text:s/>(គួរ​ប្រើ ញៀត​ស្បាត វិញ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៣</text:p>
          </table:table-cell>
          <table:table-cell table:style-name="តារាង1.A2" office:value-type="string">
            <text:p text:style-name="P5">ញៀ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ជាប់​ចិត្ត​ដោយ​មាន​ចំណង់ អត់​មិន​បាន​ដោយ​ធ្លាប់​ប្រព្រឹត្ត, ធ្លាប់​ជក់, ធ្លាប់​ស៊ី លុះ​ដល់​កំណត់, ដល់​វេលា​ដែល​ធ្លាប់ ក៏​បណ្ដាល​ឲ្យ​នឹក​ចង់​អត់​មិន​បាន​ឬ​ក៏​ទៅ​ជា​ធ្វើ​ទុក្ខ​មិន​ស្រួល​ខ្លួន : ញៀន​មើល​ល្បែង, ញៀន​អាភៀ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៤</text:p>
          </table:table-cell>
          <table:table-cell table:style-name="តារាង1.A2" office:value-type="string">
            <text:p text:style-name="P5">ញេ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ខាំ​ស្រាល​ៗ​ដោយ​ធ្មេញ ឬ​ខាំ​ធ្មេញ​ដោយ​កំហឹង : ញេញ​ម្លូ, ញេញ​ធ្មេញ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៥</text:p>
          </table:table-cell>
          <table:table-cell table:style-name="តារាង1.A2" office:value-type="string">
            <text:p text:style-name="P5">ញេ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ង្កត់​ឈ្លេច​បំបែក, បំពៀច : ញេច​សង្កើច, ញេច​ចៃ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៦</text:p>
          </table:table-cell>
          <table:table-cell table:style-name="តារាង1.A2" office:value-type="string">
            <text:p text:style-name="P5">ញ៉េចញ៉ា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កូន​ក្មេង​ឬ​កូន​សត្វ​ច្រើន​យំ​ឬ​ស្រែ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៧</text:p>
          </table:table-cell>
          <table:table-cell table:style-name="តារាង1.A2" office:value-type="string">
            <text:p text:style-name="P5">ញ៉េចញ៉ូ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បេញ​បូ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៨</text:p>
          </table:table-cell>
          <table:table-cell table:style-name="តារាង1.A2" office:value-type="string">
            <text:p text:style-name="P5">ញ៉េប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កូន​សត្វ​ស្លាប​យំ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១៩</text:p>
          </table:table-cell>
          <table:table-cell table:style-name="តារាង1.A2" office:value-type="string">
            <text:p text:style-name="P5">ញេយ្យធម្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ញៃ-យៈធ័ម ឬ -ធ័រ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ញេយ្យ​ធម្ម; ជ្ញេយធម៌) ធម៌​ដែល​អ្នក​ប្រាជ្ញ​គួរ​ដឹង; ធម៌​ដែល​ព្រះ​សព្វញ្ញុពុទ្ធ​ទ្រង់​ត្រាស់​ដឹង : ព្រះ​អង្គ​ទ្រង់​ត្រាស់​ដឹង​នូវ​ញេយ្យធម៌​ទាំងពួង <text:s/>។</text:p>
          </table:table-cell>
          <table:table-cell table:style-name="តារាង1.D2" office:value-type="string">
            <text:p text:style-name="P6">ញេយ្យធម៌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០</text:p>
          </table:table-cell>
          <table:table-cell table:style-name="តារាង1.A2" office:value-type="string">
            <text:p text:style-name="P5">ញ៉េវ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តូច​ង៉េវ​ស្អា​ដោយ​តឹង​ក (សំឡេង) : សំឡេង​ញ៉េវ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១</text:p>
          </table:table-cell>
          <table:table-cell table:style-name="តារាង1.A2" office:value-type="string">
            <text:p text:style-name="P5">ញ៉េវញ៉ាវ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សំឡេង​កូន​ឆ្មា​យំ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២</text:p>
          </table:table-cell>
          <table:table-cell table:style-name="តារាង1.A2" office:value-type="string">
            <text:p text:style-name="P5">ញ៉េះញ៉ោ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រឡេះរឡោះ​ដោយ​លេង ដោយ​ប្រឡែង : និយាយ​ញ៉េះញ៉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៣</text:p>
          </table:table-cell>
          <table:table-cell table:style-name="តារាង1.A2" office:value-type="string">
            <text:p text:style-name="P5">ញ៉ែ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តូច​ឆ្មារ​ហើយ​ស្អា​ផង (សំឡេង) : សំឡេង​ញ៉ែ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៤</text:p>
          </table:table-cell>
          <table:table-cell table:style-name="តារាង1.A2" office:value-type="string">
            <text:p text:style-name="P5">ញែ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វែក​ចេញ, ផាត់​ចេញ, ចែក​ចេ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៥</text:p>
          </table:table-cell>
          <table:table-cell table:style-name="តារាង1.A2" office:value-type="string">
            <text:p text:style-name="P5">ញ៉ែក​ញ៉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សម្រែក​មាន់ (ខ្ញែកខ្ញក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៦</text:p>
          </table:table-cell>
          <table:table-cell table:style-name="តារាង1.A2" office:value-type="string">
            <text:p text:style-name="P5">ញ៉ែ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រយាង​ដំរី​ដែល​គេ​ធ្វើ​ជា​គ្រោ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៧</text:p>
          </table:table-cell>
          <table:table-cell table:style-name="តារាង1.A2" office:value-type="string">
            <text:p text:style-name="P5">ញ៉ែងញ៉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ទងវង, ទន់ភ្លន់, ល្វាសល្វន់ : ដើរ​ញ៉ែងញ៉ង; ដំណើរ​ញ៉ែងញ៉ង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៨</text:p>
          </table:table-cell>
          <table:table-cell table:style-name="តារាង1.A2" office:value-type="string">
            <text:p text:style-name="P5">ញ៉ែម​ៗ !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ពាក្យ​សម្រាប់​ពោល​បញ្ញែម​គេ (ម. ព. បញ្ញែម <text:s/>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២៩</text:p>
          </table:table-cell>
          <table:table-cell table:style-name="តារាង1.A2" office:value-type="string">
            <text:p text:style-name="P5">ញ៉ោ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ទ្រើស, ដែល​ប្រសើរ​ជាង​គេ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០</text:p>
          </table:table-cell>
          <table:table-cell table:style-name="តារាង1.A2" office:value-type="string">
            <text:p text:style-name="P5">ញោច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ខ្ញើច; លូក​ចេញ​ឬ​លូក​ចូ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រំពត់; របត់​ដែល​លូក​ចេញ​ឬ លូក​ចូ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១</text:p>
          </table:table-cell>
          <table:table-cell table:style-name="តារាង1.A2" office:value-type="string">
            <text:p text:style-name="P5">ញោ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ុ. ស.</text:p>
          </table:table-cell>
          <table:table-cell table:style-name="តារាង1.D2" office:value-type="string">
            <text:p text:style-name="P7">ពាក្យ​សម្រាប់​បព្វជិត​ហៅ​មាតា​បិតា​បង្កើត​ឬ​មាតា​បិតា​ចិញ្ចឹម : ញោម​ប្រុស គឺ​ឪពុក, ញោមសិកា ឬ ញោម​ស្រី គឺ​ម្ដាយ; ឬ​ឧបាសក​ឧបាសិកា​ឯ​ទៀត​ៗ ដែល​មាន​ចំណាស់ ប្រហែល​នឹង​មាតា​បិតា​របស់​ខ្លួន បព្វជិត​ក៏​ហៅ ញោម បាន​ដែរ ។ ញោម​ញាតិ ឬ ញាតិ​ញោម ពាក្យ​សម្រាប់​បព្វជិត​ហៅ​ពួក​ឧបាសក​ទាយក​ដោយ​រួបរួម : វត្ត​នេះ មាន​ញាតិ​ញោម​ជើង​វត្ត​តិច​នាស់; សូម​ឲ្យ​ញាតិ​ញោម​ខំ​រៀន​ធម៌ កាន់​សីល ប្រព្រឹត្ត​សុចរិត តាំង​ចិត្ត​ស្លូត​ត្រង់​គ្រប់​គ្នា​ឡើង នឹង​បាន​សេចក្ដី​សុខ​ចម្រើន​កើន​ឡើង​ទៀ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ញាតិ​ញោម</text:p>
          </table:table-cell>
        </table:table-row>
        <table:table-row>
          <table:table-cell table:style-name="តារាង1.A2" office:value-type="string">
            <text:p text:style-name="P4">៣៧៣២</text:p>
          </table:table-cell>
          <table:table-cell table:style-name="តារាង1.A2" office:value-type="string">
            <text:p text:style-name="P5">ញោម​វត្ត</text:p>
          </table:table-cell>
          <table:table-cell table:style-name="តារាង1.A2" office:value-type="string">
            <text:p text:style-name="P6">--វ័ត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ឧបាសក​អ្នក​ចេញ​មុខ​ទំនុក​បម្រុង ផ្គត់ផ្គង់​វត្ត​អារាម​ណា​មួយ (ម. ព. អារាមិក​ជន <text:s/>ផង)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៣</text:p>
          </table:table-cell>
          <table:table-cell table:style-name="តារាង1.A2" office:value-type="string">
            <text:p text:style-name="P5">ញោ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ទុំ​ជ្រុល​ហួស​ពី​ធម្មតា: ផ្លែ​ស្វាយ​ទុំ​ញោស ។ ដែល​ចាស់​គ្រាំ​គ្រា​ទ្រែមទ្រមខ្លាំង : ចាស់​ញោស ។ កិ. វិ. ដែល​ជ្រុស​ហួស​ប្រមាណ, ហួស​ហេតុ : ខឹង​ញោស, ស្ដី​ជេរ​បន្ទោស​ញោស​ពេក​ណា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៤</text:p>
          </table:table-cell>
          <table:table-cell table:style-name="តារាង1.A2" office:value-type="string">
            <text:p text:style-name="P5">ញោ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វាយ​គោះ​ចុច​ដោយ​ចុង​ដំបង, ចុង​អន្លូង, ចុង​ញញួរ​ជាដើម ។ ព. ប្រ. គោះ, សំពង​ដោយ​សម្ដី : ត្រូវ​អញ​ញោះ​មួយ​ម៉ាត់​ទៅ គាត់​ច្រឡោត​តូ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៥</text:p>
          </table:table-cell>
          <table:table-cell table:style-name="តារាង1.A2" office:value-type="string">
            <text:p text:style-name="P5">ញំ​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បុក​ឬ​ទំពា​បន្ថើរ​ៗ, លំ​ៗ, ទំពា​ញំ​ៗ, បុក​ញំ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៦</text:p>
          </table:table-cell>
          <table:table-cell table:style-name="តារាង1.A2" office:value-type="string">
            <text:p text:style-name="P5">ញាំ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ម្ហូប​ដែល​ហៅ​ថា ញាំ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ាហារ​ធ្វើ​ដោយ​គ្រឿង​ផ្សំ​ផ្សេង​ៗ មាន​ត្រី​អាំង​ឬ​ត្រី​ស្ងោរ​ជាដើម <text:s/>កូរ​ច្របល់​បញ្ចូល​ជាតិ​គ្នា (មិន​ចម្អិន​ថែម​ទៀត​ទេ) <text:s/>: ញាំ​សាឡាត់, ញាំ​ត្រសក់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៧</text:p>
          </table:table-cell>
          <table:table-cell table:style-name="តារាង1.A2" office:value-type="string">
            <text:p text:style-name="P5">ញ៉ាំ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៊ី; និយាយ​បាន​ចំពោះ​តែ​កូន​ក្មេង​តូច (ពាក្យ​ទំយើ) : វា​ចេះ​ញ៉ាំ​បាយ​ខ្លួន​វា​ហើយ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៨</text:p>
          </table:table-cell>
          <table:table-cell table:style-name="តារាង1.A2" office:value-type="string">
            <text:p text:style-name="P5">ញ៉ាំ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អា. និ.</text:p>
          </table:table-cell>
          <table:table-cell table:style-name="តារាង1.D2" office:value-type="string">
            <text:p text:style-name="P7">ប្រើ, បង្គាប់ : គ្រូ​ញ៉ាំង​សិស្ស​ឲ្យ​រៀន, ញ៉ាំង​ចិត្ត​ឲ្យ​ជ្រះថ្លា ។ (គួរ​កុំ​ច្រឡំ​ប្រើ​ជា គ្រូ​ញ៉ាំង​ឲ្យ​សិស្ស​រៀន) ។ ញ៉ាំង​ឈ្លោះ <text:s/>គឺ​ញ៉ាំង​ជម្លោះ​ឲ្យ​កើត​មាន​ឡើង (សម្រាប់​ប្រើ​ក្នុង​កាព្យ) : កុំ​នៅ​ញ៉ាំង​ឈ្លោះ កុំ​ស្ដាប់​អសុរោះ កុំ​ស្ដាប់​អាស្រូវ កុំ​ដើរ​ពាន​ស្កុន កុំ​ស្កាត់​ច្រក​ផ្លូវ កុំ​ធ្វើ​ស្រែ​ស្រូវ នៅ​ផ្លូវ​ដំរី ។ ... (សាស្ត្រា​ច្បាប់ រាជនេតិ <text:s/>ជា​ព្រះ​និពន្ធ​នៃ​ព្រះ​រាជ​សម្ភារ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៣៩</text:p>
          </table:table-cell>
          <table:table-cell table:style-name="តារាង1.A2" office:value-type="string">
            <text:p text:style-name="P5">ញ៉ាំង​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ឧ.</text:p>
          </table:table-cell>
          <table:table-cell table:style-name="តារាង1.D2" office:value-type="string">
            <text:p text:style-name="P7">សូរ​សន្ធឹក​អ្វី​ៗ ដែល​មាន​សំឡេង​ស្រួយ​ខ្ទ័រ​ខ្លាំង ។ កិ. វិ. <text:s/>ខ្ជាំង​ៗ ខ្លាំង​ៗ : និយាយ​ញ៉ាំង​ៗ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០</text:p>
          </table:table-cell>
          <table:table-cell table:style-name="តារាង1.A2" office:value-type="string">
            <text:p text:style-name="P5">ញ៉ាំញ៉ើ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ញ៉ិកញ៉ក់, ញ៉ែងញ៉ង, : <text:s/>ដើរ​ញ៉ាំញ៉ើរ, ដំណើរ​ញ៉ាំញ៉ើ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5T10:44:23</dc:date>
    <meta:print-date>2005-12-01T09:25:03</meta:print-date>
    <dc:language>en-US</dc:language>
    <meta:editing-cycles>139</meta:editing-cycles>
    <meta:editing-duration>P3DT2H14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6" meta:paragraph-count="428" meta:word-count="1409" meta:character-count="16134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